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2" style:family="paragraph" style:parent-style-name="Title">
      <style:paragraph-properties fo:text-align="start" style:justify-single-word="false" style:writing-mode="lr-tb"/>
      <style:text-properties fo:language="zxx" fo:country="none" fo:background-color="transparent" style:language-asian="zxx" style:country-asian="none" style:language-complex="zxx" style:country-complex="none"/>
    </style:style>
    <style:style style:name="P3" style:family="paragraph" style:parent-style-name="Subtitle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4" style:family="paragraph" style:parent-style-name="Heading_20_1">
      <style:text-properties fo:language="zxx" fo:country="none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6" style:family="paragraph" style:parent-style-name="Heading_20_1">
      <style:text-properties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P7" style:family="paragraph" style:parent-style-name="Heading_20_1">
      <style:text-properties fo:language="zxx" fo:country="none" style:text-underline-style="solid" style:text-underline-width="auto" style:text-underline-color="font-color" officeooo:paragraph-rsid="0015298e" fo:background-color="transparent" style:language-asian="zxx" style:country-asian="none" style:language-complex="zxx" style:country-complex="none"/>
    </style:style>
    <style:style style:name="P8" style:family="paragraph" style:parent-style-name="Heading_20_2">
      <style:text-properties fo:language="zxx" fo:country="none" officeooo:rsid="001f2ef9" officeooo:paragraph-rsid="001f2ef9" fo:background-color="transparent" style:language-asian="zxx" style:country-asian="none" style:language-complex="zxx" style:country-complex="none"/>
    </style:style>
    <style:style style:name="P9" style:family="paragraph" style:parent-style-name="Heading_20_2">
      <style:text-properties fo:language="zxx" fo:country="none" fo:background-color="transparent" style:language-asian="zxx" style:country-asian="none" style:language-complex="zxx" style:country-complex="none"/>
    </style:style>
    <style:style style:name="P10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2pt" fo:language="zxx" fo:country="none" fo:font-weight="normal" officeooo:rsid="0008c0bd" officeooo:paragraph-rsid="000e2e2e" fo:background-color="transparent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2pt" fo:language="zxx" fo:country="none" fo:font-weight="normal" officeooo:rsid="0008c0bd" officeooo:paragraph-rsid="001f2ef9" fo:background-color="transparent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 style:list-style-name="L12">
      <style:paragraph-properties style:line-height-at-least="0.503cm"/>
      <style:text-properties fo:color="#abb2bf" loext:opacity="100%" style:font-name="Droid Sans Mono" fo:font-size="12pt" fo:language="zxx" fo:country="none" fo:font-weight="normal" officeooo:paragraph-rsid="00213ed9" fo:background-color="transparent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 style:list-style-name="L14">
      <style:paragraph-properties style:line-height-at-least="0.503cm"/>
      <style:text-properties fo:color="#abb2bf" loext:opacity="100%" style:font-name="Droid Sans Mono" fo:font-size="12pt" fo:language="zxx" fo:country="none" fo:font-weight="normal" officeooo:paragraph-rsid="00213ed9" fo:background-color="transparent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2pt" fo:language="zxx" fo:country="none" fo:font-weight="normal" officeooo:paragraph-rsid="000e2e2e" fo:background-color="transparent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2pt" fo:language="zxx" fo:country="none" fo:font-weight="normal" officeooo:rsid="001f7343" officeooo:paragraph-rsid="001f7343" fo:background-color="transparent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 style:list-style-name="L14">
      <style:paragraph-properties style:line-height-at-least="0.503cm" fo:text-align="start" style:justify-single-word="false"/>
      <style:text-properties fo:color="#abb2bf" loext:opacity="100%" style:font-name="Droid Sans Mono" fo:font-size="12pt" fo:language="zxx" fo:country="none" fo:font-weight="normal" officeooo:paragraph-rsid="00213ed9" fo:background-color="transparent" style:language-asian="zxx" style:country-asian="none" style:language-complex="zxx" style:country-complex="none"/>
    </style:style>
    <style:style style:name="P18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2pt" fo:language="zxx" fo:country="none" fo:font-style="normal" fo:font-weight="normal" officeooo:rsid="0008c0bd" officeooo:paragraph-rsid="000e2e2e" fo:background-color="transparent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9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2pt" fo:language="zxx" fo:country="none" fo:font-style="normal" fo:font-weight="normal" officeooo:rsid="0008c0bd" officeooo:paragraph-rsid="001f2ef9" fo:background-color="transparent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0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2pt" fo:language="zxx" fo:country="none" fo:font-style="normal" fo:font-weight="normal" officeooo:rsid="0009d41a" officeooo:paragraph-rsid="000e2e2e" fo:background-color="transparent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1" style:family="paragraph" style:parent-style-name="Standard">
      <style:paragraph-properties style:line-height-at-least="0.503cm"/>
      <style:text-properties fo:color="#abb2bf" loext:opacity="100%" style:font-name="Droid Sans Mono" fo:font-size="10.5pt" fo:language="zxx" fo:country="none" fo:font-weight="normal" fo:background-color="transparent" style:language-asian="zxx" style:country-asian="none" style:language-complex="zxx" style:country-complex="none"/>
    </style:style>
    <style:style style:name="P22" style:family="paragraph" style:parent-style-name="Standard" style:list-style-name="L2">
      <style:paragraph-properties fo:text-align="start" style:justify-single-word="false"/>
      <style:text-properties fo:language="zxx" fo:country="none" officeooo:rsid="0008c0bd" officeooo:paragraph-rsid="000e2e2e" fo:background-color="transparent" style:language-asian="zxx" style:country-asian="none" style:language-complex="zxx" style:country-complex="none"/>
    </style:style>
    <style:style style:name="P23" style:family="paragraph" style:parent-style-name="Standard" style:list-style-name="L2">
      <style:paragraph-properties fo:text-align="start" style:justify-single-word="false"/>
      <style:text-properties fo:language="zxx" fo:country="none" officeooo:rsid="0008c0bd" officeooo:paragraph-rsid="001f2ef9" fo:background-color="transparent" style:language-asian="zxx" style:country-asian="none" style:language-complex="zxx" style:country-complex="none"/>
    </style:style>
    <style:style style:name="P24" style:family="paragraph" style:parent-style-name="Standard">
      <style:paragraph-properties style:line-height-at-least="0.503cm"/>
      <style:text-properties fo:language="zxx" fo:country="none" officeooo:rsid="0008c0bd" fo:background-color="transparent" style:language-asian="zxx" style:country-asian="none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fo:language="zxx" fo:country="none" officeooo:rsid="0009d41a" officeooo:paragraph-rsid="0009d41a" fo:background-color="transparent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fo:background-color="transparent" style:language-asian="zxx" style:country-asian="none" style:language-complex="zxx" style:country-complex="none"/>
    </style:style>
    <style:style style:name="P27" style:family="paragraph" style:parent-style-name="Standard" style:list-style-name="L2">
      <style:paragraph-properties fo:text-align="start" style:justify-single-word="false"/>
      <style:text-properties fo:language="zxx" fo:country="none" officeooo:paragraph-rsid="00213ed9" fo:background-color="transparent" style:language-asian="zxx" style:country-asian="none" style:language-complex="zxx" style:country-complex="none"/>
    </style:style>
    <style:style style:name="P28" style:family="paragraph" style:parent-style-name="Standard" style:list-style-name="L2">
      <style:paragraph-properties fo:text-align="start" style:justify-single-word="false"/>
      <style:text-properties fo:language="zxx" fo:country="none" officeooo:rsid="001f2ef9" officeooo:paragraph-rsid="001f2ef9" fo:background-color="transparent" style:language-asian="zxx" style:country-asian="none" style:language-complex="zxx" style:country-complex="none"/>
    </style:style>
    <style:style style:name="P29" style:family="paragraph" style:parent-style-name="Standard" style:list-style-name="L2">
      <style:paragraph-properties fo:text-align="start" style:justify-single-word="false"/>
      <style:text-properties fo:language="zxx" fo:country="none" officeooo:rsid="001f7343" officeooo:paragraph-rsid="001f7343" fo:background-color="transparent" style:language-asian="zxx" style:country-asian="none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fo:language="zxx" fo:country="none" officeooo:rsid="001f7343" officeooo:paragraph-rsid="001f7343" fo:background-color="transparent" style:language-asian="zxx" style:country-asian="none" style:language-complex="zxx" style:country-complex="none"/>
    </style:style>
    <style:style style:name="P31" style:family="paragraph" style:parent-style-name="Standard" style:list-style-name="L2">
      <style:paragraph-properties fo:text-align="start" style:justify-single-word="false"/>
      <style:text-properties fo:language="zxx" fo:country="none" officeooo:rsid="00213ed9" officeooo:paragraph-rsid="00213ed9" fo:background-color="transparent" style:language-asian="zxx" style:country-asian="none" style:language-complex="zxx" style:country-complex="none"/>
    </style:style>
    <style:style style:name="P32" style:family="paragraph" style:parent-style-name="Standard" style:list-style-name="L2">
      <style:paragraph-properties fo:text-align="start" style:justify-single-word="false"/>
      <style:text-properties fo:color="#cc7832" loext:opacity="100%" style:font-name="JetBrains Mono" fo:font-size="10pt" fo:language="zxx" fo:country="none" fo:font-style="normal" fo:font-weight="normal" officeooo:rsid="0008c0bd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33" style:family="paragraph" style:parent-style-name="Standard" style:list-style-name="L2">
      <style:paragraph-properties fo:text-align="start" style:justify-single-word="false"/>
      <style:text-properties fo:color="#cc7832" loext:opacity="100%" style:font-name="JetBrains Mono" fo:font-size="10pt" fo:language="zxx" fo:country="none" fo:font-style="normal" fo:font-weight="normal" officeooo:rsid="0009d41a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fo:color="#cc7832" loext:opacity="100%" style:font-name="JetBrains Mono" fo:font-size="10pt" fo:language="zxx" fo:country="none" fo:font-style="normal" fo:font-weight="normal" officeooo:rsid="0009d41a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fo:font-size="12pt" fo:language="zxx" fo:country="none" officeooo:rsid="001f7343" officeooo:paragraph-rsid="001f7343" fo:background-color="transparent" style:font-size-asian="12pt" style:language-asian="zxx" style:country-asian="none" style:font-size-complex="12pt" style:language-complex="zxx" style:country-complex="none"/>
    </style:style>
    <style:style style:name="P36" style:family="paragraph" style:parent-style-name="Standard" style:list-style-name="L12">
      <style:paragraph-properties style:line-height-at-least="0.503cm"/>
      <style:text-properties fo:font-size="12pt" fo:language="zxx" fo:country="none" officeooo:paragraph-rsid="00213ed9" fo:background-color="transparent" style:font-size-asian="12pt" style:language-asian="zxx" style:country-asian="none" style:font-size-complex="12pt" style:language-complex="zxx" style:country-complex="none"/>
    </style:style>
    <style:style style:name="P37" style:family="paragraph" style:parent-style-name="Standard">
      <style:paragraph-properties style:line-height-at-least="0.503cm"/>
      <style:text-properties fo:color="#7f848e" loext:opacity="100%" style:font-name="Droid Sans Mono" fo:font-size="12pt" fo:language="zxx" fo:country="none" fo:font-style="italic" fo:font-weight="normal" fo:background-color="transparent" style:font-size-asian="12pt" style:language-asian="zxx" style:country-asian="none" style:font-size-complex="12pt" style:language-complex="zxx" style:country-complex="none"/>
    </style:style>
    <style:style style:name="P38" style:family="paragraph" style:parent-style-name="Standard">
      <style:paragraph-properties fo:margin-left="2.501cm" fo:margin-right="0cm" style:line-height-at-least="0.503cm" fo:text-indent="0cm" style:auto-text-indent="false"/>
      <style:text-properties fo:color="#abb2bf" loext:opacity="100%" style:font-name="Droid Sans Mono" fo:font-size="10.5pt" fo:language="zxx" fo:country="none" fo:font-weight="normal" fo:background-color="transparent" style:language-asian="zxx" style:country-asian="none" style:language-complex="zxx" style:country-complex="none"/>
    </style:style>
    <style:style style:name="P39" style:family="paragraph" style:parent-style-name="Standard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rsid="0008c0bd" officeooo:paragraph-rsid="001f2ef9" fo:background-color="transparent" style:font-size-asian="12pt" style:language-asian="zxx" style:country-asian="none" style:font-size-complex="12pt" style:language-complex="zxx" style:country-complex="none"/>
    </style:style>
    <style:style style:name="P40" style:family="paragraph" style:parent-style-name="Standard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rsid="0008c0bd" officeooo:paragraph-rsid="001f7343" fo:background-color="transparent" style:font-size-asian="12pt" style:language-asian="zxx" style:country-asian="none" style:font-size-complex="12pt" style:language-complex="zxx" style:country-complex="none"/>
    </style:style>
    <style:style style:name="P41" style:family="paragraph" style:parent-style-name="Standard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rsid="0008c0bd" officeooo:paragraph-rsid="00213ed9" fo:background-color="transparent" style:font-size-asian="12pt" style:language-asian="zxx" style:country-asian="none" style:font-size-complex="12pt" style:language-complex="zxx" style:country-complex="none"/>
    </style:style>
    <style:style style:name="P42" style:family="paragraph" style:parent-style-name="Standard" style:list-style-name="L2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rsid="0008c0bd" officeooo:paragraph-rsid="00213ed9" fo:background-color="transparent" style:font-size-asian="12pt" style:language-asian="zxx" style:country-asian="none" style:font-size-complex="12pt" style:language-complex="zxx" style:country-complex="none"/>
    </style:style>
    <style:style style:name="P43" style:family="paragraph" style:parent-style-name="Standard" style:list-style-name="L2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rsid="0008c0bd" officeooo:paragraph-rsid="0022e185" fo:background-color="transparent" style:font-size-asian="12pt" style:language-asian="zxx" style:country-asian="none" style:font-size-complex="12pt" style:language-complex="zxx" style:country-complex="none"/>
    </style:style>
    <style:style style:name="P44" style:family="paragraph" style:parent-style-name="Standard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rsid="0008c0bd" officeooo:paragraph-rsid="0022e185" fo:background-color="transparent" style:font-size-asian="12pt" style:language-asian="zxx" style:country-asian="none" style:font-size-complex="12pt" style:language-complex="zxx" style:country-complex="none"/>
    </style:style>
    <style:style style:name="P45" style:family="paragraph" style:parent-style-name="Standard" style:list-style-name="L12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rsid="0008c0bd" officeooo:paragraph-rsid="0022e185" fo:background-color="transparent" style:font-size-asian="12pt" style:language-asian="zxx" style:country-asian="none" style:font-size-complex="12pt" style:language-complex="zxx" style:country-complex="none"/>
    </style:style>
    <style:style style:name="P46" style:family="paragraph" style:parent-style-name="Standard" style:list-style-name="L14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rsid="0008c0bd" officeooo:paragraph-rsid="0022e185" fo:background-color="transparent" style:font-size-asian="12pt" style:language-asian="zxx" style:country-asian="none" style:font-size-complex="12pt" style:language-complex="zxx" style:country-complex="none"/>
    </style:style>
    <style:style style:name="P47" style:family="paragraph" style:parent-style-name="Standard">
      <style:paragraph-properties fo:margin-left="2.501cm" fo:margin-right="0cm" style:line-height-at-least="0.503cm" fo:text-indent="0cm" style:auto-text-indent="false"/>
      <style:text-properties fo:color="#abb2bf" loext:opacity="100%" style:font-name="Droid Sans Mono" fo:font-size="12pt" fo:language="zxx" fo:country="none" fo:font-weight="normal" fo:background-color="transparent" style:font-size-asian="12pt" style:language-asian="zxx" style:country-asian="none" style:font-size-complex="12pt" style:language-complex="zxx" style:country-complex="none"/>
    </style:style>
    <style:style style:name="P48" style:family="paragraph" style:parent-style-name="Standard">
      <style:paragraph-properties fo:margin-left="2.501cm" fo:margin-right="0cm" style:line-height-at-least="0.503cm" fo:text-indent="0cm" style:auto-text-indent="false"/>
      <style:text-properties fo:color="#abb2bf" loext:opacity="100%" style:font-name="Droid Sans Mono" fo:font-size="12pt" fo:language="zxx" fo:country="none" fo:font-weight="normal" officeooo:paragraph-rsid="001f2ef9" fo:background-color="transparent" style:font-size-asian="12pt" style:language-asian="zxx" style:country-asian="none" style:font-size-complex="12pt" style:language-complex="zxx" style:country-complex="none"/>
    </style:style>
    <style:style style:name="P49" style:family="paragraph" style:parent-style-name="Standard">
      <style:paragraph-properties fo:margin-left="2.501cm" fo:margin-right="0cm" style:line-height-at-least="0.503cm" fo:text-indent="0cm" style:auto-text-indent="false"/>
      <style:text-properties fo:color="#abb2bf" loext:opacity="100%" style:font-name="Droid Sans Mono" fo:font-size="12pt" fo:language="zxx" fo:country="none" fo:font-weight="normal" officeooo:paragraph-rsid="001f7343" fo:background-color="transparent" style:font-size-asian="12pt" style:language-asian="zxx" style:country-asian="none" style:font-size-complex="12pt" style:language-complex="zxx" style:country-complex="none"/>
    </style:style>
    <style:style style:name="P50" style:family="paragraph" style:parent-style-name="Standard">
      <style:paragraph-properties fo:margin-left="2.501cm" fo:margin-right="0cm" style:line-height-at-least="0.503cm" fo:text-indent="0cm" style:auto-text-indent="false"/>
      <style:text-properties fo:color="#abb2bf" loext:opacity="100%" style:font-name="Droid Sans Mono" fo:font-size="12pt" fo:language="zxx" fo:country="none" fo:font-weight="normal" officeooo:paragraph-rsid="00213ed9" fo:background-color="transparent" style:font-size-asian="12pt" style:language-asian="zxx" style:country-asian="none" style:font-size-complex="12pt" style:language-complex="zxx" style:country-complex="none"/>
    </style:style>
    <style:style style:name="P51" style:family="paragraph" style:parent-style-name="Standard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paragraph-rsid="00213ed9" fo:background-color="transparent" style:font-size-asian="12pt" style:language-asian="zxx" style:country-asian="none" style:font-size-complex="12pt" style:language-complex="zxx" style:country-complex="none"/>
    </style:style>
    <style:style style:name="P52" style:family="paragraph" style:parent-style-name="Standard" style:list-style-name="L2">
      <style:paragraph-properties fo:margin-left="2.501cm" fo:margin-right="0cm" style:line-height-at-least="0.503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weight="normal" officeooo:rsid="00213ed9" officeooo:paragraph-rsid="00213ed9" fo:background-color="transparent" style:font-size-asian="12pt" style:language-asian="zxx" style:country-asian="none" style:font-size-complex="12pt" style:language-complex="zxx" style:country-complex="none"/>
    </style:style>
    <style:style style:name="P53" style:family="paragraph" style:parent-style-name="Standard">
      <style:paragraph-properties fo:margin-left="2.501cm" fo:margin-right="0cm" style:line-height-at-least="0.503cm" fo:text-align="start" style:justify-single-word="false" fo:text-indent="0cm" style:auto-text-indent="false"/>
      <style:text-properties fo:font-size="12pt" fo:language="zxx" fo:country="none" officeooo:rsid="0008c0bd" officeooo:paragraph-rsid="001f7343" fo:background-color="transparent" style:font-size-asian="12pt" style:language-asian="zxx" style:country-asian="none" style:font-size-complex="12pt" style:language-complex="zxx" style:country-complex="none"/>
    </style:style>
    <style:style style:name="P54" style:family="paragraph" style:parent-style-name="Standard">
      <style:paragraph-properties fo:margin-left="2.501cm" fo:margin-right="0cm" style:line-height-at-least="0.503cm" fo:text-indent="0cm" style:auto-text-indent="false"/>
      <style:text-properties fo:font-size="12pt" fo:language="zxx" fo:country="none" fo:background-color="transparent" style:font-size-asian="12pt" style:language-asian="zxx" style:country-asian="none" style:font-size-complex="12pt" style:language-complex="zxx" style:country-complex="none"/>
    </style:style>
    <style:style style:name="P55" style:family="paragraph" style:parent-style-name="Standard">
      <style:paragraph-properties fo:margin-left="2.501cm" fo:margin-right="0cm" style:line-height-at-least="0.503cm" fo:text-indent="0cm" style:auto-text-indent="false"/>
      <style:text-properties fo:font-size="12pt" fo:language="zxx" fo:country="none" officeooo:paragraph-rsid="00213ed9" fo:background-color="transparent" style:font-size-asian="12pt" style:language-asian="zxx" style:country-asian="none" style:font-size-complex="12pt" style:language-complex="zxx" style:country-complex="none"/>
    </style:style>
    <style:style style:name="P5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cc7832" loext:opacity="100%" style:font-name="JetBrains Mono" fo:font-size="10pt" fo:language="zxx" fo:country="none" fo:font-style="normal" fo:font-weight="normal" officeooo:rsid="0009d41a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style:font-name="Droid Sans Mono" fo:font-size="12pt" fo:language="zxx" fo:country="none" fo:font-weight="normal" officeooo:paragraph-rsid="001f2ef9" fo:background-color="transparent" style:font-size-asian="12pt" style:language-asian="zxx" style:country-asian="none" style:font-size-complex="12pt" style:language-complex="zxx" style:country-complex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abb2bf" loext:opacity="100%" style:font-name="Droid Sans Mono" fo:font-size="12pt" fo:language="zxx" fo:country="none" fo:font-style="normal" fo:font-weight="normal" officeooo:rsid="0009d41a" officeooo:paragraph-rsid="000e2e2e" fo:background-color="transparent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59" style:family="paragraph" style:parent-style-name="Text_20_body" style:list-style-name="L2">
      <style:paragraph-properties fo:text-align="start" style:justify-single-word="false"/>
      <style:text-properties fo:language="zxx" fo:country="none" officeooo:rsid="000c61dc" officeooo:paragraph-rsid="000c61dc" fo:background-color="transparent" style:language-asian="zxx" style:country-asian="none" style:language-complex="zxx" style:country-complex="none"/>
    </style:style>
    <style:style style:name="P60" style:family="paragraph" style:parent-style-name="Text_20_body">
      <style:paragraph-properties fo:text-align="start" style:justify-single-word="false"/>
      <style:text-properties fo:language="zxx" fo:country="none" officeooo:rsid="0008c0bd" officeooo:paragraph-rsid="0008c0bd" fo:background-color="transparent" style:language-asian="zxx" style:country-asian="none" style:language-complex="zxx" style:country-complex="none"/>
    </style:style>
    <style:style style:name="P61" style:family="paragraph" style:parent-style-name="Text_20_body" style:list-style-name="L2">
      <style:paragraph-properties fo:text-align="start" style:justify-single-word="false"/>
      <style:text-properties fo:language="zxx" fo:country="none" officeooo:rsid="0008c0bd" officeooo:paragraph-rsid="0008c0bd" fo:background-color="transparent" style:language-asian="zxx" style:country-asian="none" style:language-complex="zxx" style:country-complex="none"/>
    </style:style>
    <style:style style:name="P62" style:family="paragraph" style:parent-style-name="Text_20_body" style:list-style-name="L2">
      <style:paragraph-properties fo:text-align="start" style:justify-single-word="false"/>
      <style:text-properties fo:language="zxx" fo:country="none" officeooo:rsid="0015298e" officeooo:paragraph-rsid="0015298e" fo:background-color="transparent" style:language-asian="zxx" style:country-asian="none" style:language-complex="zxx" style:country-complex="none"/>
    </style:style>
    <style:style style:name="P63" style:family="paragraph" style:parent-style-name="Text_20_body" style:list-style-name="L1">
      <style:paragraph-properties fo:text-align="start" style:justify-single-word="false"/>
      <style:text-properties fo:language="zxx" fo:country="none" officeooo:rsid="001f2ef9" officeooo:paragraph-rsid="001f2ef9" fo:background-color="transparent" style:language-asian="zxx" style:country-asian="none" style:language-complex="zxx" style:country-complex="none"/>
    </style:style>
    <style:style style:name="P64" style:family="paragraph" style:parent-style-name="Text_20_body" style:list-style-name="L2">
      <style:paragraph-properties fo:text-align="start" style:justify-single-word="false"/>
      <style:text-properties fo:language="zxx" fo:country="none" officeooo:rsid="001f2ef9" officeooo:paragraph-rsid="001f2ef9" fo:background-color="transparent" style:language-asian="zxx" style:country-asian="none" style:language-complex="zxx" style:country-complex="none"/>
    </style:style>
    <style:style style:name="P65" style:family="paragraph" style:parent-style-name="Text_20_body">
      <style:text-properties fo:language="zxx" fo:country="none" fo:background-color="transparent" style:language-asian="zxx" style:country-asian="none" style:language-complex="zxx" style:country-complex="none"/>
    </style:style>
    <style:style style:name="P66" style:family="paragraph" style:parent-style-name="Text_20_body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67" style:family="paragraph" style:parent-style-name="Text_20_body" style:list-style-name="L2">
      <style:paragraph-properties fo:text-align="start" style:justify-single-word="false"/>
      <style:text-properties fo:language="zxx" fo:country="none" officeooo:paragraph-rsid="001f2ef9" fo:background-color="transparent" style:language-asian="zxx" style:country-asian="none" style:language-complex="zxx" style:country-complex="none"/>
    </style:style>
    <style:style style:name="P68" style:family="paragraph" style:parent-style-name="Text_20_body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69" style:family="paragraph" style:parent-style-name="Text_20_body">
      <style:paragraph-properties fo:text-align="start" style:justify-single-word="false"/>
      <style:text-properties fo:language="zxx" fo:country="none" fo:font-style="italic" officeooo:rsid="00136bcf" officeooo:paragraph-rsid="00136bcf" fo:background-color="transparent" style:language-asian="zxx" style:country-asian="none" style:font-style-asian="italic" style:language-complex="zxx" style:country-complex="none" style:font-style-complex="italic"/>
    </style:style>
    <style:style style:name="P70" style:family="paragraph" style:parent-style-name="Text_20_body" style:list-style-name="L2">
      <style:paragraph-properties fo:text-align="start" style:justify-single-word="false"/>
      <style:text-properties fo:color="#cc7832" loext:opacity="100%" style:font-name="JetBrains Mono" fo:font-size="10pt" fo:language="zxx" fo:country="none" fo:font-style="normal" fo:font-weight="normal" officeooo:rsid="0008c0bd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71" style:family="paragraph" style:parent-style-name="Text_20_body" style:list-style-name="L15">
      <style:text-properties officeooo:rsid="00236b3c" officeooo:paragraph-rsid="00236b3c"/>
    </style:style>
    <style:style style:name="P72" style:family="paragraph" style:parent-style-name="Text_20_body" style:list-style-name="L16">
      <style:text-properties officeooo:rsid="00236b3c" officeooo:paragraph-rsid="00236b3c"/>
    </style:style>
    <style:style style:name="T1" style:family="text">
      <style:text-properties officeooo:rsid="00136bcf"/>
    </style:style>
    <style:style style:name="T2" style:family="text">
      <style:text-properties fo:color="#c678dd" loext:opacity="100%"/>
    </style:style>
    <style:style style:name="T3" style:family="text">
      <style:text-properties fo:color="#c678dd" loext:opacity="100%" style:font-name="JetBrains Mono"/>
    </style:style>
    <style:style style:name="T4" style:family="text">
      <style:text-properties fo:color="#c678dd" loext:opacity="100%" style:font-name="JetBrains Mono" fo:font-style="normal" style:font-style-asian="normal" style:font-weight-asian="normal"/>
    </style:style>
    <style:style style:name="T5" style:family="text">
      <style:text-properties fo:color="#c678dd" loext:opacity="100%" style:font-name="Droid Sans Mono" fo:font-size="12pt" fo:font-weight="normal" style:font-size-asian="12pt" style:font-size-complex="12pt"/>
    </style:style>
    <style:style style:name="T6" style:family="text">
      <style:text-properties fo:color="#c678dd" loext:opacity="100%" style:font-name="Droid Sans Mono" fo:font-weight="normal"/>
    </style:style>
    <style:style style:name="T7" style:family="text">
      <style:text-properties fo:color="#c678dd" loext:opacity="100%" fo:font-weight="bold" officeooo:rsid="001f2ef9" style:font-weight-asian="bold" style:font-weight-complex="bold"/>
    </style:style>
    <style:style style:name="T8" style:family="text">
      <style:text-properties fo:color="#c678dd" loext:opacity="100%" style:font-size-asian="12pt" style:font-size-complex="12pt"/>
    </style:style>
    <style:style style:name="T9" style:family="text">
      <style:text-properties fo:color="#c678dd" loext:opacity="100%" officeooo:rsid="00213ed9"/>
    </style:style>
    <style:style style:name="T10" style:family="text">
      <style:text-properties fo:color="#abb2bf" loext:opacity="100%" style:font-name="Droid Sans Mono" fo:font-size="12pt" fo:font-weight="normal" style:font-size-asian="12pt" style:font-size-complex="12pt"/>
    </style:style>
    <style:style style:name="T11" style:family="text">
      <style:text-properties fo:color="#abb2bf" loext:opacity="100%" style:font-name="Droid Sans Mono" fo:font-weight="normal"/>
    </style:style>
    <style:style style:name="T12" style:family="text">
      <style:text-properties style:font-name="JetBrains Mono"/>
    </style:style>
    <style:style style:name="T13" style:family="text">
      <style:text-properties style:font-name="JetBrains Mono" fo:font-size="10pt" fo:font-style="normal" officeooo:rsid="0009d41a" style:font-size-asian="10pt" style:font-style-asian="normal" style:font-weight-asian="normal"/>
    </style:style>
    <style:style style:name="T14" style:family="text">
      <style:text-properties style:font-name="JetBrains Mono" fo:font-style="normal" style:font-style-asian="normal" style:font-weight-asian="normal"/>
    </style:style>
    <style:style style:name="T15" style:family="text">
      <style:text-properties fo:color="#d19a66" loext:opacity="100%"/>
    </style:style>
    <style:style style:name="T16" style:family="text">
      <style:text-properties fo:color="#d19a66" loext:opacity="100%" style:font-name="Droid Sans Mono" fo:font-weight="normal"/>
    </style:style>
    <style:style style:name="T17" style:family="text">
      <style:text-properties fo:color="#d19a66" loext:opacity="100%" officeooo:rsid="0015298e"/>
    </style:style>
    <style:style style:name="T18" style:family="text">
      <style:text-properties fo:color="#d19a66" loext:opacity="100%" style:font-size-asian="12pt" style:font-size-complex="12pt"/>
    </style:style>
    <style:style style:name="T19" style:family="text">
      <style:text-properties fo:color="#e06c75" loext:opacity="100%"/>
    </style:style>
    <style:style style:name="T20" style:family="text">
      <style:text-properties fo:color="#e06c75" loext:opacity="100%" style:font-name="Droid Sans Mono" fo:font-style="italic" fo:font-weight="normal"/>
    </style:style>
    <style:style style:name="T21" style:family="text">
      <style:text-properties fo:color="#e06c75" loext:opacity="100%" style:font-name="Droid Sans Mono" fo:font-weight="normal"/>
    </style:style>
    <style:style style:name="T22" style:family="text">
      <style:text-properties fo:color="#e06c75" loext:opacity="100%" style:font-name="JetBrains Mono"/>
    </style:style>
    <style:style style:name="T23" style:family="text">
      <style:text-properties fo:color="#e06c75" loext:opacity="100%" style:font-name="JetBrains Mono" fo:font-style="normal" style:font-style-asian="normal" style:font-weight-asian="normal"/>
    </style:style>
    <style:style style:name="T24" style:family="text">
      <style:text-properties fo:color="#e06c75" loext:opacity="100%" style:font-name="JetBrains Mono" fo:font-style="italic"/>
    </style:style>
    <style:style style:name="T25" style:family="text">
      <style:text-properties fo:color="#e06c75" loext:opacity="100%" style:font-name="JetBrains Mono" fo:font-style="italic" style:font-style-asian="normal" style:font-weight-asian="normal"/>
    </style:style>
    <style:style style:name="T26" style:family="text">
      <style:text-properties fo:color="#e06c75" loext:opacity="100%" fo:font-style="italic"/>
    </style:style>
    <style:style style:name="T27" style:family="text">
      <style:text-properties fo:color="#e06c75" loext:opacity="100%" fo:font-style="italic" fo:font-weight="bold" officeooo:rsid="001f2ef9" style:font-weight-asian="bold" style:font-weight-complex="bold"/>
    </style:style>
    <style:style style:name="T28" style:family="text">
      <style:text-properties fo:color="#e06c75" loext:opacity="100%" fo:font-style="italic" style:font-size-asian="12pt" style:font-size-complex="12pt"/>
    </style:style>
    <style:style style:name="T29" style:family="text">
      <style:text-properties fo:color="#e06c75" loext:opacity="100%" fo:font-weight="bold" officeooo:rsid="001f2ef9" style:font-weight-asian="bold" style:font-weight-complex="bold"/>
    </style:style>
    <style:style style:name="T30" style:family="text">
      <style:text-properties fo:color="#e06c75" loext:opacity="100%" style:font-size-asian="12pt" style:font-size-complex="12pt"/>
    </style:style>
    <style:style style:name="T31" style:family="text">
      <style:text-properties fo:color="#61afef" loext:opacity="100%"/>
    </style:style>
    <style:style style:name="T32" style:family="text">
      <style:text-properties fo:color="#61afef" loext:opacity="100%" style:font-name="Droid Sans Mono" fo:font-weight="normal"/>
    </style:style>
    <style:style style:name="T33" style:family="text">
      <style:text-properties fo:color="#61afef" loext:opacity="100%" style:font-name="JetBrains Mono"/>
    </style:style>
    <style:style style:name="T34" style:family="text">
      <style:text-properties fo:color="#61afef" loext:opacity="100%" style:font-name="JetBrains Mono" fo:font-style="normal" style:font-style-asian="normal" style:font-weight-asian="normal"/>
    </style:style>
    <style:style style:name="T35" style:family="text">
      <style:text-properties fo:color="#61afef" loext:opacity="100%" fo:font-weight="bold" officeooo:rsid="001f2ef9" style:font-weight-asian="bold" style:font-weight-complex="bold"/>
    </style:style>
    <style:style style:name="T36" style:family="text">
      <style:text-properties fo:color="#56b6c2" loext:opacity="100%"/>
    </style:style>
    <style:style style:name="T37" style:family="text">
      <style:text-properties fo:language="zxx" fo:country="none" style:language-asian="zxx" style:country-asian="none" style:language-complex="zxx" style:country-complex="none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1f2ef9"/>
    </style:style>
    <style:style style:name="T40" style:family="text">
      <style:text-properties fo:color="#e5c07b" loext:opacity="100%"/>
    </style:style>
    <style:style style:name="T41" style:family="text">
      <style:text-properties fo:color="#e5c07b" loext:opacity="100%" style:font-name="JetBrains Mono"/>
    </style:style>
    <style:style style:name="T42" style:family="text">
      <style:text-properties fo:color="#e5c07b" loext:opacity="100%" style:font-name="JetBrains Mono" fo:font-style="normal" style:font-style-asian="normal" style:font-weight-asian="normal"/>
    </style:style>
    <style:style style:name="T43" style:family="text">
      <style:text-properties fo:color="#e5c07b" loext:opacity="100%" fo:font-weight="bold" officeooo:rsid="001f2ef9" style:font-weight-asian="bold" style:font-weight-complex="bold"/>
    </style:style>
    <style:style style:name="T44" style:family="text">
      <style:text-properties fo:font-size="12pt" officeooo:rsid="0008c0bd" style:font-size-asian="12pt" style:font-size-complex="12pt"/>
    </style:style>
    <style:style style:name="T45" style:family="text">
      <style:text-properties fo:color="#00a933" loext:opacity="100%" style:font-name="Droid Sans Mono" fo:font-size="12pt" fo:font-weight="bold" style:font-size-asian="12pt" style:font-weight-asian="bold" style:font-size-complex="12pt" style:font-weight-complex="bold"/>
    </style:style>
    <style:style style:name="T46" style:family="text">
      <style:text-properties fo:color="#00a933" loext:opacity="100%" style:font-name="Droid Sans Mono" fo:font-size="12pt" fo:font-weight="bold" officeooo:rsid="001f2ef9" style:font-size-asian="12pt" style:font-weight-asian="bold" style:font-size-complex="12pt" style:font-weight-complex="bold"/>
    </style:style>
    <style:style style:name="T47" style:family="text">
      <style:text-properties fo:color="#00a933" loext:opacity="100%" style:font-name="Droid Sans Mono" fo:font-weight="bold" style:font-weight-asian="bold" style:font-weight-complex="bold"/>
    </style:style>
    <style:style style:name="T48" style:family="text">
      <style:text-properties fo:color="#00a933" loext:opacity="100%" style:font-name="Droid Sans Mono" fo:font-weight="bold" officeooo:rsid="001f7343" style:font-weight-asian="bold" style:font-weight-complex="bold"/>
    </style:style>
    <style:style style:name="T49" style:family="text">
      <style:text-properties fo:color="#00a933" loext:opacity="100%" style:font-name="Droid Sans Mono" fo:font-weight="bold" officeooo:rsid="0008c0bd" style:font-weight-asian="bold" style:font-weight-complex="bold"/>
    </style:style>
    <style:style style:name="T50" style:family="text">
      <style:text-properties fo:color="#00a933" loext:opacity="100%" fo:font-weight="bold" style:font-weight-asian="bold" style:font-weight-complex="bold"/>
    </style:style>
    <style:style style:name="T51" style:family="text">
      <style:text-properties fo:color="#00a933" loext:opacity="100%" fo:font-weight="bold" officeooo:rsid="001f2ef9" style:font-weight-asian="bold" style:font-weight-complex="bold"/>
    </style:style>
    <style:style style:name="T52" style:family="text">
      <style:text-properties fo:color="#00a933" loext:opacity="100%" fo:font-weight="bold" officeooo:rsid="001f7343" style:font-weight-asian="bold" style:font-weight-complex="bold"/>
    </style:style>
    <style:style style:name="T53" style:family="text">
      <style:text-properties fo:color="#00a933" loext:opacity="100%" fo:font-weight="bold" officeooo:rsid="0008c0bd" style:font-weight-asian="bold" style:font-weight-complex="bold"/>
    </style:style>
    <style:style style:name="T54" style:family="text">
      <style:text-properties fo:color="#00a933" loext:opacity="100%" fo:font-weight="bold" officeooo:rsid="0022e185" style:font-weight-asian="bold" style:font-weight-complex="bold"/>
    </style:style>
    <style:style style:name="T55" style:family="text">
      <style:text-properties fo:color="#00a933" loext:opacity="100%" style:font-name="JetBrains Mono" fo:font-style="normal" fo:font-weight="bold" style:font-style-asian="normal" style:font-weight-asian="bold" style:font-weight-complex="bold"/>
    </style:style>
    <style:style style:name="T56" style:family="text">
      <style:text-properties fo:color="#00a933" loext:opacity="100%" style:font-name="JetBrains Mono" fo:font-style="normal" fo:font-weight="bold" officeooo:rsid="0022e185" style:font-style-asian="normal" style:font-weight-asian="bold" style:font-weight-complex="bold"/>
    </style:style>
    <style:style style:name="T57" style:family="text">
      <style:text-properties fo:font-weight="bold" officeooo:rsid="001f2ef9" style:font-weight-asian="bold" style:font-weight-complex="bold"/>
    </style:style>
    <style:style style:name="T58" style:family="text">
      <style:text-properties style:font-size-asian="12pt" style:font-size-complex="12pt"/>
    </style:style>
    <style:style style:name="T59" style:family="text">
      <style:text-properties officeooo:rsid="00213e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2">Antoni Pawlak</text:p>
      <text:p text:style-name="P3">401480</text:p>
      <text:p text:style-name="P66"/>
      <text:p text:style-name="P66"/>
      <text:p text:style-name="P66"/>
      <text:h text:style-name="P5" text:outline-level="1">Laboratorium <text:span text:style-name="T39">8</text:span>: <text:span text:style-name="T39">Zmienne warunku</text:span></text:h>
      <text:p text:style-name="P68"/>
      <text:h text:style-name="P6" text:outline-level="1">Cel ćwiczenia</text:h>
      <text:list xml:id="list3799055730" text:style-name="L1">
        <text:list-item>
          <text:p text:style-name="P63">Rozwijanie umiejętności synchronizacji przy pomocy zmiennych warunku</text:p>
        </text:list-item>
        <text:list-item>
          <text:p text:style-name="P63">Rozwiązywanie typowych problemów równoległych</text:p>
        </text:list-item>
        <text:list-item>
          <text:p text:style-name="P63">Zarządzanie asynchronicznym dostępem do zasobu</text:p>
        </text:list-item>
      </text:list>
      <text:p text:style-name="P60"/>
      <text:h text:style-name="P4" text:outline-level="1"/>
      <text:h text:style-name="P4" text:outline-level="1"><text:span text:style-name="T38">Wykonanie</text:span> </text:h>
      <text:p text:style-name="P65"/>
      <text:h text:style-name="P9" text:outline-level="2">Przygotowania</text:h>
      <text:p text:style-name="P65"/>
      <text:list xml:id="list3811866305" text:style-name="L2">
        <text:list-item>
          <text:list>
            <text:list-item>
              <text:p text:style-name="P59">Utworzenie katalogu i pobranie plików ze stron<text:span text:style-name="T1">y</text:span></text:p>
            </text:list-item>
          </text:list>
        </text:list-item>
      </text:list>
      <text:p text:style-name="P69"/>
      <text:p text:style-name="P69"/>
      <text:p text:style-name="P26"/>
      <text:p text:style-name="P26"/>
      <text:h text:style-name="P9" text:outline-level="2"/>
      <text:p text:style-name="P65"/>
      <text:h text:style-name="P8" text:outline-level="2"><text:soft-page-break/>Bariera</text:h>
      <text:list xml:id="list195122744247155" text:continue-numbering="true" text:style-name="L2">
        <text:list-item>
          <text:list>
            <text:list-header>
              <text:p text:style-name="P61"/>
            </text:list-header>
            <text:list-item>
              <text:p text:style-name="P64">Utworzenie tablicy struktur przechowującej dane barier</text:p>
              <text:p text:style-name="P11"><text:span text:style-name="T40">bariera_t</text:span><text:span text:style-name="T2">*</text:span> <text:span text:style-name="T19">bariery</text:span>[<text:span text:style-name="T15">LICZBA_B</text:span>];</text:p>
              <text:p text:style-name="P11"/>
              <text:p text:style-name="P22"><text:span text:style-name="T45">// </text:span><text:span text:style-name="T46">każda bariera ma swoje dane</text:span></text:p>
              <text:p text:style-name="P28"><text:span text:style-name="T45">// ilość struktur zależna od ilości barier</text:span></text:p>
              <text:p text:style-name="P32"/>
              <text:p text:style-name="P32"/>
            </text:list-item>
            <text:list-item>
              <text:p text:style-name="P67"><text:span text:style-name="T39">Związanie zmiennych warunku i muteksa ze strukturą</text:span><text:span text:style-name="T44"><text:line-break/></text:span><text:span text:style-name="T5">typedef</text:span><text:span text:style-name="T10"> </text:span><text:span text:style-name="T5">struct</text:span><text:span text:style-name="T10"> </text:span></text:p>
            </text:list-item>
          </text:list>
        </text:list-item>
      </text:list>
      <text:p text:style-name="P47">{</text:p>
      <text:p text:style-name="P48"><text:span text:style-name="T2">int</text:span> <text:span text:style-name="T19">num_threads</text:span>; <text:span text:style-name="T53">// </text:span><text:span text:style-name="T51">ilość wątków</text:span></text:p>
      <text:p text:style-name="P48"><text:span text:style-name="T2">int</text:span> <text:span text:style-name="T19">queue_threads</text:span>; <text:span text:style-name="T53">// </text:span><text:span text:style-name="T51">ilość wątków które "stoją" na barierze</text:span></text:p>
      <text:p text:style-name="P48"><text:span text:style-name="T40">pthread_cond_t</text:span> <text:span text:style-name="T19">monitor</text:span>; <text:span text:style-name="T53">//</text:span><text:span text:style-name="T51">zmienna warunku</text:span></text:p>
      <text:p text:style-name="P48"><text:span text:style-name="T40">pthread_mutex_t</text:span> <text:span text:style-name="T19">muteks</text:span>; <text:span text:style-name="T53">//</text:span><text:span text:style-name="T51">muteks</text:span></text:p>
      <text:p text:style-name="P47">} <text:span text:style-name="T40">bariera_t</text:span>;</text:p>
      <text:p text:style-name="P24"><text:span text:style-name="T46"/></text:p>
      <text:list xml:id="list195123894851234" text:continue-numbering="true" text:style-name="L2">
        <text:list-item>
          <text:list>
            <text:list-header>
              <text:p text:style-name="P12"><text:span text:style-name="T43">bariera_t</text:span><text:span text:style-name="T7">*</text:span><text:span text:style-name="T57"> </text:span><text:span text:style-name="T35">bariera_init</text:span><text:span text:style-name="T57">(</text:span><text:span text:style-name="T7">int</text:span><text:span text:style-name="T29"> </text:span><text:span text:style-name="T27">liczba_watkow</text:span><text:span text:style-name="T57">) {</text:span></text:p>
            </text:list-header>
          </text:list>
        </text:list-item>
      </text:list>
      <text:p text:style-name="P47"><text:span text:style-name="T40">bariera_t</text:span><text:span text:style-name="T2">*</text:span> <text:span text:style-name="T19">bariera</text:span> <text:span text:style-name="T2">=</text:span> <text:span text:style-name="T31">malloc</text:span>(<text:span text:style-name="T2">sizeof</text:span>(<text:span text:style-name="T40">bariera_t</text:span>));</text:p>
      <text:p text:style-name="P47"><text:span text:style-name="T19">bariera</text:span>-&gt;<text:span text:style-name="T19">num_threads</text:span> <text:span text:style-name="T2">=</text:span> <text:span text:style-name="T26">liczba_watkow</text:span>;</text:p>
      <text:p text:style-name="P47"><text:span text:style-name="T19">bariera</text:span>-&gt;<text:span text:style-name="T19">queue_threads</text:span> <text:span text:style-name="T2">=</text:span> <text:span text:style-name="T15">0</text:span>;</text:p>
      <text:p text:style-name="P49"><text:span text:style-name="T53">//</text:span><text:span text:style-name="T52">inicjalizacja muteksa</text:span></text:p>
      <text:p text:style-name="P47"><text:span text:style-name="T31">pthread_mutex_init</text:span>(<text:span text:style-name="T2">&amp;</text:span><text:span text:style-name="T19">bariera</text:span>-&gt;<text:span text:style-name="T19">muteks</text:span>, <text:span text:style-name="T15">NULL</text:span>);</text:p>
      <text:p text:style-name="P49"><text:span text:style-name="T53">//</text:span><text:span text:style-name="T52">inicjalizacja zmiennej warunku</text:span></text:p>
      <text:p text:style-name="P47"><text:span text:style-name="T31">pthread_cond_init</text:span>(<text:span text:style-name="T2">&amp;</text:span><text:span text:style-name="T19">bariera</text:span>-&gt;<text:span text:style-name="T19">monitor</text:span>, <text:span text:style-name="T15">NULL</text:span>);</text:p>
      <text:p text:style-name="P47"><text:span text:style-name="T2">return</text:span> <text:span text:style-name="T19">bariera</text:span>;</text:p>
      <text:p text:style-name="P47">}</text:p>
      <text:list xml:id="list195123697410284" text:continue-numbering="true" text:style-name="L2">
        <text:list-item>
          <text:list>
            <text:list-header>
              <text:p text:style-name="P23"><text:span text:style-name="T46"/></text:p>
              <text:p text:style-name="P70"/>
            </text:list-header>
            <text:list-item>
              <text:p text:style-name="P64">Zaprojketowanie mechanizmu funkcjonowania bariery</text:p>
              <text:p text:style-name="P62"/>
              <text:p text:style-name="P18"><text:span text:style-name="T3">void</text:span><text:span text:style-name="T12"> </text:span><text:span text:style-name="T33">bariera</text:span><text:span text:style-name="T12">(</text:span><text:span text:style-name="T41">bariera_t</text:span><text:span text:style-name="T3">*</text:span><text:span text:style-name="T22"> </text:span><text:span text:style-name="T24">bariera</text:span><text:span text:style-name="T12">) {</text:span></text:p>
              <text:p text:style-name="P19"><text:span text:style-name="T50">//</text:span><text:span text:style-name="T51">zgodnie ze specyfikacją zamykamy muteks</text:span></text:p>
            </text:list-item>
          </text:list>
        </text:list-item>
      </text:list>
      <text:p text:style-name="P47"><text:span text:style-name="T31">pthread_mutex_lock(&amp;bariera→muteks);</text:span></text:p>
      <text:p text:style-name="P57"><text:tab/><text:tab/><text:span text:style-name="T53">//</text:span><text:span text:style-name="T51">dodajemy wątek do kolejki</text:span></text:p>
      <text:p text:style-name="P47"><text:span text:style-name="T26">bariera→queue_threads++;</text:span></text:p>
      <text:p text:style-name="P39"><text:span text:style-name="T50">//</text:span><text:span text:style-name="T51">oczekujemy jeżeli wszystkie jeszcze nie dotarły</text:span></text:p>
      <text:p text:style-name="P47"><text:span text:style-name="T2">if</text:span>(<text:span text:style-name="T26">bariera</text:span>-&gt;<text:span text:style-name="T19">queue_threads</text:span> <text:span text:style-name="T2">!=</text:span> <text:span text:style-name="T26">bariera</text:span>-&gt;<text:span text:style-name="T19">num_threads</text:span>) {</text:p>
      <text:p text:style-name="P47"><text:span text:style-name="T31">pthread_cond_wait</text:span>(<text:span text:style-name="T2">&amp;</text:span><text:span text:style-name="T26">bariera</text:span>-&gt;<text:span text:style-name="T19">monitor</text:span>, <text:span text:style-name="T2">&amp;</text:span><text:span text:style-name="T26">bariera</text:span>-&gt;<text:span text:style-name="T19">muteks</text:span>);</text:p>
      <text:p text:style-name="P47">} </text:p>
      <text:p text:style-name="P53"><text:span text:style-name="T47">// </text:span><text:span text:style-name="T48">odblokowujemy muteks</text:span></text:p>
      <text:p text:style-name="P47"><text:span text:style-name="T31">pthread_mutex_unlock(&amp;bariera→muteks);</text:span></text:p>
      <text:p text:style-name="P40"><text:span text:style-name="T50">// </text:span><text:span text:style-name="T52">dajemy sygnał wszystkim wątkom oczekującym</text:span></text:p>
      <text:p text:style-name="P47"><text:span text:style-name="T31">pthread_cond_broadcast</text:span>(<text:span text:style-name="T2">&amp;</text:span><text:span text:style-name="T26">bariera</text:span>-&gt;<text:span text:style-name="T19">monitor</text:span>);</text:p>
      <text:p text:style-name="P47"/>
      <text:list xml:id="list195122631566748" text:continue-numbering="true" text:style-name="L2">
        <text:list-item>
          <text:list>
            <text:list-header>
              <text:p text:style-name="P22"/>
            </text:list-header>
          </text:list>
        </text:list-item>
      </text:list>
      <text:h text:style-name="P8" text:outline-level="2"><text:soft-page-break/>Czytelnicy i Pisarze</text:h>
      <text:p text:style-name="P25"/>
      <text:list xml:id="list195123499637344" text:continue-numbering="true" text:style-name="L2">
        <text:list-item>
          <text:list>
            <text:list-item>
              <text:p text:style-name="P29">Utworzenie zasobów czytelni</text:p>
              <text:p text:style-name="P20"><text:span text:style-name="T3">typedef</text:span><text:span text:style-name="T12"> </text:span><text:span text:style-name="T3">struct</text:span><text:span text:style-name="T12"> {</text:span></text:p>
            </text:list-item>
          </text:list>
        </text:list-item>
      </text:list>
      <text:p text:style-name="P37"/>
      <text:p text:style-name="P50"><text:span text:style-name="T2">int</text:span> <text:span text:style-name="T19">ilosc_pisarzy</text:span>;<text:span text:style-name="T53">// </text:span><text:span text:style-name="T54">licznik pisarzy</text:span></text:p>
      <text:p text:style-name="P50"><text:span text:style-name="T2">int</text:span> <text:span text:style-name="T19">ilosc_czytelnikow</text:span>;<text:span text:style-name="T53">// </text:span><text:span text:style-name="T54">licznik czytelników</text:span></text:p>
      <text:p text:style-name="P50"><text:span text:style-name="T2">int</text:span> <text:span text:style-name="T19">oczekujacy_pisarze</text:span>;<text:span text:style-name="T53">// </text:span><text:span text:style-name="T54">kolejka pisarzy</text:span></text:p>
      <text:p text:style-name="P50"><text:span text:style-name="T2">int</text:span> <text:span text:style-name="T19">oczekujacy_czytelnicy</text:span>;<text:span text:style-name="T53">// </text:span><text:span text:style-name="T54">kolejka czytelników</text:span></text:p>
      <text:p text:style-name="P54"/>
      <text:p text:style-name="P50"><text:span text:style-name="T40">pthread_cond_t</text:span> <text:span text:style-name="T19">monitor_czytelnicy</text:span>;<text:span text:style-name="T53">// </text:span><text:span text:style-name="T54">zmienna warunku czyt.</text:span></text:p>
      <text:p text:style-name="P50"><text:span text:style-name="T40">pthread_cond_t</text:span> <text:span text:style-name="T19">monitor_pisarze</text:span>;<text:span text:style-name="T53">// </text:span><text:span text:style-name="T54">zmienna warunku pisarzy</text:span></text:p>
      <text:p text:style-name="P50"><text:span text:style-name="T40">pthread_mutex_t</text:span> <text:span text:style-name="T19">muteks</text:span>;<text:span text:style-name="T53">// </text:span><text:span text:style-name="T54">muteks</text:span></text:p>
      <text:p text:style-name="P47">} <text:span text:style-name="T40">czytelnia_t</text:span>;</text:p>
      <text:p text:style-name="P56"><text:span text:style-name="T13"/></text:p>
      <text:p text:style-name="P58"><text:span text:style-name="T3"><text:tab/>void</text:span><text:span text:style-name="T12"> </text:span><text:span text:style-name="T33">inicjuj</text:span><text:span text:style-name="T12">(</text:span><text:span text:style-name="T41">czytelnia_t</text:span><text:span text:style-name="T3">*</text:span><text:span text:style-name="T22"> </text:span><text:span text:style-name="T24">czytelnia_p</text:span><text:span text:style-name="T12">){</text:span></text:p>
      <text:p text:style-name="P47"><text:span text:style-name="T26">czytelnia_p</text:span>-&gt;<text:span text:style-name="T19">ilosc_czytelnikow</text:span> <text:span text:style-name="T2">=</text:span> <text:span text:style-name="T15">0</text:span>;</text:p>
      <text:p text:style-name="P47"><text:span text:style-name="T26">czytelnia_p</text:span>-&gt;<text:span text:style-name="T19">ilosc_pisarzy</text:span> <text:span text:style-name="T2">=</text:span> <text:span text:style-name="T15">0</text:span>;</text:p>
      <text:p text:style-name="P47"><text:span text:style-name="T26">czytelnia_p</text:span>-&gt;<text:span text:style-name="T19">oczekujacy_czytelnicy</text:span> <text:span text:style-name="T2">=</text:span> <text:span text:style-name="T15">0</text:span>;</text:p>
      <text:p text:style-name="P47"><text:span text:style-name="T26">czytelnia_p</text:span>-&gt;<text:span text:style-name="T19">oczekujacy_pisarze</text:span> <text:span text:style-name="T2">=</text:span> <text:span text:style-name="T15">0</text:span>;</text:p>
      <text:p text:style-name="P41"><text:span text:style-name="T50">// </text:span><text:span text:style-name="T54">inicjalizacja zmiennej warunku czytelników</text:span></text:p>
      <text:p text:style-name="P47"><text:span text:style-name="T31">pthread_cond_init</text:span>(<text:span text:style-name="T2">&amp;</text:span>(<text:span text:style-name="T26">czytelnia_p</text:span>-&gt;<text:span text:style-name="T19">monitor_czytelnicy</text:span>), <text:span text:style-name="T15">NULL</text:span>);</text:p>
      <text:p text:style-name="P41"><text:span text:style-name="T50">// </text:span><text:span text:style-name="T54">inicjalizacja zmiennej warunku pisarzy</text:span></text:p>
      <text:p text:style-name="P47"><text:span text:style-name="T31">pthread_cond_init</text:span>(<text:span text:style-name="T2">&amp;</text:span>(<text:span text:style-name="T26">czytelnia_p</text:span>-&gt;<text:span text:style-name="T19">monitor_pisarze</text:span>), <text:span text:style-name="T15">NULL</text:span>);</text:p>
      <text:p text:style-name="P41"><text:span text:style-name="T50">// </text:span><text:span text:style-name="T54">inicjalizacja muteksa</text:span></text:p>
      <text:p text:style-name="P54"><text:span text:style-name="T32">pthread_mutex_init</text:span><text:span text:style-name="T11">(</text:span><text:span text:style-name="T6">&amp;</text:span><text:span text:style-name="T11">(</text:span><text:span text:style-name="T20">czytelnia_p</text:span><text:span text:style-name="T11">-&gt;</text:span><text:span text:style-name="T21">muteks</text:span><text:span text:style-name="T11">), </text:span><text:span text:style-name="T16">NULL</text:span><text:span text:style-name="T11">);}</text:span></text:p>
      <text:p text:style-name="P34"><text:span text:style-name="T13"/></text:p>
      <text:list xml:id="list195123723719337" text:continue-numbering="true" text:style-name="L2">
        <text:list-item>
          <text:list>
            <text:list-header>
              <text:p text:style-name="P33"/>
            </text:list-header>
            <text:list-item>
              <text:p text:style-name="P29">Chcę pisać</text:p>
              <text:p text:style-name="P15"><text:span text:style-name="T4">int</text:span><text:span text:style-name="T14"> </text:span><text:span text:style-name="T34">my_write_lock_lock</text:span><text:span text:style-name="T14">(</text:span><text:span text:style-name="T42">czytelnia_t</text:span><text:span text:style-name="T4">*</text:span><text:span text:style-name="T23"> </text:span><text:span text:style-name="T25">czytelnia_p</text:span><text:span text:style-name="T14">){</text:span></text:p>
              <text:p text:style-name="P42"><text:span text:style-name="T55">// </text:span><text:span text:style-name="T56">blokujemy muteks zgodnie ze specyfikacją</text:span></text:p>
            </text:list-item>
          </text:list>
        </text:list-item>
      </text:list>
      <text:p text:style-name="P47"><text:span text:style-name="T31">pthread_mutex_lock</text:span>(<text:span text:style-name="T2">&amp;</text:span>(<text:span text:style-name="T26">czytelnia_p</text:span>-&gt;<text:span text:style-name="T19">muteks</text:span>));</text:p>
      <text:p text:style-name="P47"><text:span text:style-name="T26">czytelnia_p</text:span>-&gt;<text:span text:style-name="T19">oczekujacy_pisarze</text:span><text:span text:style-name="T2">++</text:span>;</text:p>
      <text:p text:style-name="P41"><text:span text:style-name="T50">// </text:span><text:span text:style-name="T54">dodajemy do kolejki i sprawdzamy stan czytelni</text:span></text:p>
      <text:p text:style-name="P47"><text:span text:style-name="T2">if</text:span>(<text:span text:style-name="T26">czytelnia_p</text:span>-&gt;<text:span text:style-name="T19">ilosc_czytelnikow</text:span> <text:span text:style-name="T2">+</text:span> <text:span text:style-name="T26">czytelnia_p</text:span>-&gt;<text:span text:style-name="T19">ilosc_pisarzy</text:span> <text:span text:style-name="T2">&gt;</text:span> <text:span text:style-name="T15">0</text:span>) {</text:p>
      <text:p text:style-name="P44"><text:span text:style-name="T50">// </text:span><text:span text:style-name="T54">jeżeli nie można pisać to czekaj</text:span></text:p>
      <text:p text:style-name="P47"><text:span text:style-name="T31">pthread_cond_wait</text:span>(<text:span text:style-name="T2">&amp;</text:span>(<text:span text:style-name="T26">czytelnia_p</text:span>-&gt;<text:span text:style-name="T19">monitor_pisarze</text:span>), <text:span text:style-name="T2">&amp;</text:span>(<text:span text:style-name="T26">czytelnia_p</text:span>-&gt;<text:span text:style-name="T19">muteks</text:span>));</text:p>
      <text:p text:style-name="P47">}</text:p>
      <text:p text:style-name="P41"><text:span text:style-name="T50">// </text:span><text:span text:style-name="T54">przenosimy pisarza z kolejki do czytelni</text:span></text:p>
      <text:p text:style-name="P47"><text:span text:style-name="T26">czytelnia_p</text:span>-&gt;<text:span text:style-name="T19">oczekujacy_pisarze</text:span><text:span text:style-name="T2">--</text:span>;</text:p>
      <text:p text:style-name="P47"><text:span text:style-name="T26">czytelnia_p</text:span>-&gt;<text:span text:style-name="T19">ilosc_pisarzy</text:span><text:span text:style-name="T2">++</text:span>;</text:p>
      <text:p text:style-name="P47">}</text:p>
      <text:list xml:id="list195122725460453" text:continue-numbering="true" text:style-name="L2">
        <text:list-item>
          <text:list>
            <text:list-header>
              <text:p text:style-name="P15"><text:span text:style-name="T14"/></text:p>
              <text:p text:style-name="P33"/>
              <text:p text:style-name="P33"/>
              <text:p text:style-name="P29"/>
              <text:p text:style-name="P29"/>
              <text:p text:style-name="P29"/>
              <text:p text:style-name="P29"/>
              <text:p text:style-name="P29"><text:soft-page-break/></text:p>
            </text:list-header>
            <text:list-item>
              <text:p text:style-name="P29">Kończę pisać</text:p>
              <text:p text:style-name="P16"><text:span text:style-name="T9"/></text:p>
              <text:p text:style-name="P16"><text:span text:style-name="T2">int</text:span> <text:span text:style-name="T31">my_write_lock_unlock</text:span>(<text:span text:style-name="T40">czytelnia_t</text:span><text:span text:style-name="T2">*</text:span><text:span text:style-name="T19"> </text:span><text:span text:style-name="T26">czytelnia_p</text:span>){</text:p>
            </text:list-item>
          </text:list>
        </text:list-item>
      </text:list>
      <text:p text:style-name="P47"><text:span text:style-name="T26">czytelnia_p</text:span>-&gt;<text:span text:style-name="T19">ilosc_pisarzy</text:span><text:span text:style-name="T2">--</text:span>;</text:p>
      <text:p text:style-name="P41"><text:span text:style-name="T50">// </text:span><text:span text:style-name="T54">pisarz wychodzi z czytelni, jeżeli są czytelnicy to..</text:span></text:p>
      <text:p text:style-name="P47"><text:span text:style-name="T2">if</text:span>(<text:span text:style-name="T26">czytelnia_p</text:span>-&gt;<text:span text:style-name="T19">oczekujacy_czytelnicy</text:span> <text:span text:style-name="T2">&gt;</text:span> <text:span text:style-name="T15">0</text:span>) {</text:p>
      <text:p text:style-name="P41"><text:span text:style-name="T50">// </text:span><text:span text:style-name="T54">daje sygnał czytelnikom</text:span></text:p>
      <text:p text:style-name="P47"><text:span text:style-name="T31">pthread_cond_signal</text:span>(<text:span text:style-name="T2">&amp;</text:span>(<text:span text:style-name="T26">czytelnia_p</text:span>-&gt;<text:span text:style-name="T19">monitor_czytelnicy</text:span>));</text:p>
      <text:p text:style-name="P47">} <text:span text:style-name="T2">else</text:span> {</text:p>
      <text:p text:style-name="P41"><text:span text:style-name="T50">// </text:span><text:span text:style-name="T54">w przeciwnym wypadku daje sygnał pisarzom</text:span></text:p>
      <text:p text:style-name="P47"><text:span text:style-name="T31">pthread_cond_signal</text:span>(<text:span text:style-name="T2">&amp;</text:span>(<text:span text:style-name="T26">czytelnia_p</text:span>-&gt;<text:span text:style-name="T19">monitor_pisarze</text:span>));</text:p>
      <text:p text:style-name="P47">}</text:p>
      <text:p text:style-name="P41"><text:span text:style-name="T50">// </text:span><text:span text:style-name="T54">odblokowanie muteksa</text:span></text:p>
      <text:p text:style-name="P47"><text:span text:style-name="T31">pthread_mutex_unlock</text:span>(<text:span text:style-name="T2">&amp;</text:span>(<text:span text:style-name="T26">czytelnia_p</text:span>-&gt;<text:span text:style-name="T19">muteks</text:span>));</text:p>
      <text:p text:style-name="P47">}</text:p>
      <text:p text:style-name="P21"/>
      <text:list xml:id="list195124082258468" text:continue-numbering="true" text:style-name="L2">
        <text:list-item>
          <text:list>
            <text:list-header>
              <text:p text:style-name="P29"/>
              <text:p text:style-name="P29"/>
            </text:list-header>
            <text:list-item>
              <text:p text:style-name="P29">Chcę czytać</text:p>
              <text:p text:style-name="P16"><text:span text:style-name="T2">int</text:span> <text:span text:style-name="T31">my_read_lock_lock</text:span>(<text:span text:style-name="T40">czytelnia_t</text:span><text:span text:style-name="T2">*</text:span><text:span text:style-name="T19"> </text:span><text:span text:style-name="T26">czytelnia_p</text:span>){</text:p>
              <text:p text:style-name="P42"><text:span text:style-name="T50">// </text:span><text:span text:style-name="T54">blokujemy muteks zgodnie ze specyfikacją</text:span></text:p>
            </text:list-item>
          </text:list>
        </text:list-item>
      </text:list>
      <text:p text:style-name="P47"><text:span text:style-name="T31">pthread_mutex_lock</text:span>(<text:span text:style-name="T2">&amp;</text:span>(<text:span text:style-name="T26">czytelnia_p</text:span>-&gt;<text:span text:style-name="T19">muteks</text:span>));</text:p>
      <text:p text:style-name="P47"><text:span text:style-name="T26">czytelnia_p</text:span>-&gt;<text:span text:style-name="T19">oczekujacy_czytelnicy</text:span><text:span text:style-name="T2">++</text:span>;</text:p>
      <text:p text:style-name="P41"><text:span text:style-name="T50">// </text:span><text:span text:style-name="T54">dodajemy czytelnika do kolejki i sprawdzamy stan czytelni</text:span></text:p>
      <text:p text:style-name="P47"><text:span text:style-name="T2">if</text:span>(<text:span text:style-name="T26">czytelnia_p</text:span>-&gt;<text:span text:style-name="T19">ilosc_pisarzy</text:span> <text:span text:style-name="T2">&gt;</text:span> <text:span text:style-name="T15">0</text:span> <text:span text:style-name="T36">||</text:span> <text:span text:style-name="T26">czytelnia_p</text:span>-&gt;<text:span text:style-name="T19">oczekujacy_pisarze</text:span> <text:span text:style-name="T2">&gt;</text:span> <text:span text:style-name="T15">0</text:span>) {</text:p>
      <text:p text:style-name="P44"><text:span text:style-name="T50">// </text:span><text:span text:style-name="T54">jeżeli nie można czytać czekaj</text:span></text:p>
      <text:p text:style-name="P47"><text:span text:style-name="T31">pthread_cond_wait</text:span>(<text:span text:style-name="T2">&amp;</text:span>(<text:span text:style-name="T26">czytelnia_p</text:span>-&gt;<text:span text:style-name="T19">monitor_czytelnicy</text:span>),<text:span text:style-name="T2">&amp;</text:span>(<text:span text:style-name="T26">czytelnia_p</text:span>-&gt;<text:span text:style-name="T19">muteks</text:span>));</text:p>
      <text:p text:style-name="P47">}</text:p>
      <text:p text:style-name="P44"><text:span text:style-name="T50">//</text:span><text:span text:style-name="T54">przenosimy czytelnika z kolejki do czytelni</text:span></text:p>
      <text:p text:style-name="P47"><text:span text:style-name="T26">czytelnia_p</text:span>-&gt;<text:span text:style-name="T19">oczekujacy_czytelnicy</text:span><text:span text:style-name="T2">--</text:span>;</text:p>
      <text:p text:style-name="P47"><text:span text:style-name="T26">czytelnia_p</text:span>-&gt;<text:span text:style-name="T19">ilosc_czytelnikow</text:span><text:span text:style-name="T2">++</text:span>;</text:p>
      <text:p text:style-name="P51"><text:span text:style-name="T53">// </text:span><text:span text:style-name="T54">odblokowujemy muteks</text:span></text:p>
      <text:p text:style-name="P50"><text:span text:style-name="T31">pthread_mutex_unlock</text:span>(<text:span text:style-name="T2">&amp;</text:span>(<text:span text:style-name="T26">czytelnia_p</text:span>-&gt;<text:span text:style-name="T19">muteks</text:span>));</text:p>
      <text:p text:style-name="P44"><text:span text:style-name="T50">// </text:span><text:span text:style-name="T54">dajemy sygnał czytelnikom</text:span></text:p>
      <text:p text:style-name="P50"><text:span text:style-name="T31">pthread_cond_signal</text:span>(<text:span text:style-name="T2">&amp;</text:span>(<text:span text:style-name="T26">czytelnia_p</text:span>-&gt;<text:span text:style-name="T19">monitor_czytelnicy</text:span>));</text:p>
      <text:p text:style-name="P47">}</text:p>
      <text:list xml:id="list195124273001487" text:continue-numbering="true" text:style-name="L2">
        <text:list-item>
          <text:list>
            <text:list-header>
              <text:p text:style-name="P29"/>
              <text:p text:style-name="P29"/>
            </text:list-header>
            <text:list-item>
              <text:p text:style-name="P29">Kończę czytać</text:p>
              <text:p text:style-name="P29"/>
            </text:list-item>
          </text:list>
        </text:list-item>
      </text:list>
      <text:p text:style-name="P47"><text:span text:style-name="T2">int</text:span> <text:span text:style-name="T31">my_read_lock_unlock</text:span>(<text:span text:style-name="T40">czytelnia_t</text:span><text:span text:style-name="T2">*</text:span><text:span text:style-name="T19"> </text:span><text:span text:style-name="T26">czytelnia_p</text:span>){</text:p>
      <text:p text:style-name="P47"><text:span text:style-name="T26">czytelnia_p</text:span>-&gt;<text:span text:style-name="T19">ilosc_czytelnikow</text:span><text:span text:style-name="T2">--</text:span>;</text:p>
      <text:p text:style-name="P41"><text:span text:style-name="T50">// </text:span><text:span text:style-name="T54">jeżeli są oczekujący pisare to ich wpuść</text:span></text:p>
      <text:p text:style-name="P50"><text:span text:style-name="T2">if</text:span>(<text:span text:style-name="T26">czytelnia_p</text:span>-&gt;<text:span text:style-name="T19">oczekujacy_pisarze</text:span> <text:span text:style-name="T2">&gt;</text:span> <text:span text:style-name="T15">0</text:span>)</text:p>
      <text:p text:style-name="P55"><text:span text:style-name="T49">// </text:span><text:span text:style-name="T11"><text:s/></text:span><text:span text:style-name="T32">pthread_cond_signal</text:span><text:span text:style-name="T11">(</text:span><text:span text:style-name="T6">&amp;</text:span><text:span text:style-name="T11">(</text:span><text:span text:style-name="T20">czytelnia_p</text:span><text:span text:style-name="T11">-&gt;</text:span><text:span text:style-name="T21">monitor_pisarze</text:span><text:span text:style-name="T11">));}</text:span></text:p>
      <text:p text:style-name="P35"/>
      <text:p text:style-name="P35"/>
      <text:p text:style-name="P30"/>
      <text:list xml:id="list195124366681974" text:continue-numbering="true" text:style-name="L2">
        <text:list-item>
          <text:list>
            <text:list-item>
              <text:p text:style-name="P29"><text:soft-page-break/>Sprawdzanie błędów</text:p>
              <text:p text:style-name="P29"/>
              <text:list>
                <text:list-item>
                  <text:p text:style-name="P31">Czytelnik</text:p>
                </text:list-item>
              </text:list>
            </text:list-item>
          </text:list>
        </text:list-item>
      </text:list>
      <text:list xml:id="list2495400622" text:style-name="L12">
        <text:list-item>
          <text:list>
            <text:list-header>
              <text:p text:style-name="P13"/>
              <text:p text:style-name="P45"><text:span text:style-name="T50">//</text:span><text:span text:style-name="T54">podczas czytania nie może być pisarzy</text:span></text:p>
              <text:p text:style-name="P13"><text:span text:style-name="T2">if</text:span>(<text:span text:style-name="T26">czytelnia_p</text:span>-&gt;<text:span text:style-name="T19">ilosc_pisarzy</text:span> <text:span text:style-name="T2">&gt;</text:span> <text:span text:style-name="T15">0</text:span>) </text:p>
              <text:p text:style-name="P45"><text:span text:style-name="T50">//</text:span><text:span text:style-name="T54">liczba pisarzy nie powinna być ujemna</text:span></text:p>
            </text:list-header>
            <text:list-item>
              <text:p text:style-name="P13"><text:span text:style-name="T2">if</text:span>(<text:span text:style-name="T26">czytelnia_p</text:span>-&gt;<text:span text:style-name="T19">ilosc_pisarzy</text:span> <text:span text:style-name="T2">&lt;</text:span> <text:span text:style-name="T15">0</text:span>) </text:p>
              <text:p text:style-name="P45"><text:span text:style-name="T50">// </text:span><text:span text:style-name="T54">kolejki nie powinny być ujemne</text:span></text:p>
            </text:list-item>
            <text:list-item>
              <text:p text:style-name="P13"><text:span text:style-name="T2">if</text:span>(<text:span text:style-name="T26">czytelnia_p</text:span>-&gt;<text:span text:style-name="T19">oczekujacy_pisarze</text:span> <text:span text:style-name="T2">&lt;</text:span> <text:span text:style-name="T15">0</text:span>) </text:p>
            </text:list-item>
            <text:list-item>
              <text:p text:style-name="P36"><text:span text:style-name="T6">if</text:span><text:span text:style-name="T11">(</text:span><text:span text:style-name="T20">czytelnia_p</text:span><text:span text:style-name="T11">-&gt;</text:span><text:span text:style-name="T21">oczekujacy_czytelnicy</text:span><text:span text:style-name="T11"> </text:span><text:span text:style-name="T6">&lt;</text:span><text:span text:style-name="T11"> </text:span><text:span text:style-name="T16">0</text:span><text:span text:style-name="T11">) </text:span></text:p>
            </text:list-item>
          </text:list>
        </text:list-item>
      </text:list>
      <text:list xml:id="list195123113997605" text:continue-list="list195124366681974" text:style-name="L2">
        <text:list-item>
          <text:list>
            <text:list-item>
              <text:list>
                <text:list-header>
                  <text:p text:style-name="P52"/>
                </text:list-header>
                <text:list-item>
                  <text:p text:style-name="P27"><text:span text:style-name="T59">Pisarz</text:span></text:p>
                </text:list-item>
              </text:list>
              <text:p text:style-name="P43"><text:span text:style-name="T50">// </text:span><text:span text:style-name="T54">podczas pisania nie może być czytelników</text:span></text:p>
            </text:list-item>
          </text:list>
        </text:list-item>
      </text:list>
      <text:list xml:id="list2968931110" text:style-name="L14">
        <text:list-item>
          <text:list>
            <text:list-item>
              <text:list>
                <text:list-item>
                  <text:list>
                    <text:list-header>
                      <text:p text:style-name="P14"><text:span text:style-name="T2">if</text:span>(<text:span text:style-name="T26">czytelnia_p</text:span>-&gt;<text:span text:style-name="T19">ilosc_czytelnikow</text:span> <text:span text:style-name="T2">&gt;</text:span> <text:span text:style-name="T15">0</text:span>)</text:p>
                    </text:list-header>
                  </text:list>
                </text:list-item>
              </text:list>
              <text:p text:style-name="P46"><text:span text:style-name="T50">//</text:span><text:span text:style-name="T54">może być tylko 1 pisarz</text:span></text:p>
              <text:list>
                <text:list-item>
                  <text:list>
                    <text:list-item>
                      <text:p text:style-name="P14"><text:span text:style-name="T2">if</text:span>(<text:span text:style-name="T26">czytelnia_p</text:span>-&gt;<text:span text:style-name="T19">ilosc_pisarzy</text:span> <text:span text:style-name="T2">&gt;</text:span> <text:span text:style-name="T15">1</text:span>) </text:p>
                    </text:list-item>
                  </text:list>
                </text:list-item>
              </text:list>
              <text:p text:style-name="P46"><text:span text:style-name="T50">//</text:span><text:span text:style-name="T54">kolejki nie powinny być ujemne</text:span></text:p>
              <text:list>
                <text:list-item>
                  <text:list>
                    <text:list-item>
                      <text:p text:style-name="P14"><text:span text:style-name="T2">if</text:span>(<text:span text:style-name="T26">czytelnia_p</text:span>-&gt;<text:span text:style-name="T19">oczekujacy_pisarze</text:span> <text:span text:style-name="T2">&lt;</text:span> <text:span text:style-name="T15">0</text:span>) </text:p>
                    </text:list-item>
                    <text:list-item>
                      <text:p text:style-name="P17"><text:span text:style-name="T8">if</text:span><text:span text:style-name="T58">(</text:span><text:span text:style-name="T28">czytelnia_p</text:span><text:span text:style-name="T58">-&gt;</text:span><text:span text:style-name="T30">oczekujacy_czytelnicy</text:span><text:span text:style-name="T58"> </text:span><text:span text:style-name="T8">&lt;</text:span><text:span text:style-name="T58"> </text:span><text:span text:style-name="T18">0</text:span><text:span text:style-name="T58">)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7"/></text:p>
      <text:h text:style-name="P7" text:outline-level="1">Wnioski</text:h>
      <text:h text:style-name="P10" text:outline-level="3">Rozwiązywanie problemu bariery</text:h>
      <text:list xml:id="list2150512130" text:style-name="L15">
        <text:list-item>
          <text:p text:style-name="P71"><text:span text:style-name="T37">Do rozwiązania problemu zastosowaliśmy</text:span></text:p>
          <text:list>
            <text:list-item>
              <text:p text:style-name="P71"><text:span text:style-name="T37">strukturę danych</text:span></text:p>
            </text:list-item>
            <text:list-item>
              <text:p text:style-name="P71"><text:span text:style-name="T37">zmienną warunku</text:span></text:p>
            </text:list-item>
            <text:list-item>
              <text:p text:style-name="P71"><text:span text:style-name="T37">muteks</text:span></text:p>
            </text:list-item>
          </text:list>
        </text:list-item>
        <text:list-item>
          <text:p text:style-name="P71"><text:span text:style-name="T37">Poprzez odpowiednie zarządzanie stanem programu, utworzeniem odpowiednich warunków i zastosowanie mechanizmu zmiennych warunku mogliśmy sprawić, że wątki będą czekać na pozostałe.</text:span></text:p>
        </text:list-item>
        <text:list-item>
          <text:p text:style-name="P71"><text:span text:style-name="T37">Zmienna warunku pozwala utworzyć punkt komunikacji/synchronizacji między wątkami</text:span></text:p>
        </text:list-item>
        <text:list-item>
          <text:p text:style-name="P71"><text:span text:style-name="T37">Potencjalne zastosowania bariery:</text:span></text:p>
          <text:list>
            <text:list-item>
              <text:p text:style-name="P71"><text:span text:style-name="T37">Asynchroniczne obliczenia iteracyjne</text:span></text:p>
            </text:list-item>
            <text:list-item>
              <text:p text:style-name="P71"><text:span text:style-name="T37">Odczyt z bazy danych </text:span></text:p>
            </text:list-item>
            <text:list-item>
              <text:p text:style-name="P71"><text:span text:style-name="T37">Synchronizacja międzywątkowa</text:span></text:p>
            </text:list-item>
            <text:list-item>
              <text:p text:style-name="P71"><text:span text:style-name="T37">Redukcja pętli <text:s/>i tablic</text:span></text:p>
            </text:list-item>
          </text:list>
        </text:list-item>
        <text:list-item>
          <text:p text:style-name="P71"><text:span text:style-name="T37">Rozwiązanie problemu bariery pozwoliło na praktycznym przykładzie obserwować działanie tego mechanizmu, dzięki temu będzie można optymalniej używać gotowych rozwiązań takich jak OMP czy MPI</text:span></text:p>
        </text:list-item>
      </text:list>
      <text:p text:style-name="Text_20_body"><text:span text:style-name="T37"/></text:p>
      <text:h text:style-name="Heading_20_3" text:outline-level="3"><text:soft-page-break/><text:span text:style-name="T37">Rozwiązywanie problemy czytelnicy-pisarze</text:span></text:h>
      <text:list xml:id="list918052570" text:style-name="L16">
        <text:list-item>
          <text:p text:style-name="P72"><text:span text:style-name="T37">Do rozwiązania problemu zastosowaliśmy</text:span></text:p>
          <text:list>
            <text:list-item>
              <text:p text:style-name="P72"><text:span text:style-name="T37">strukturę danych</text:span></text:p>
            </text:list-item>
            <text:list-item>
              <text:p text:style-name="P72"><text:span text:style-name="T37">dwie zmienne warunku</text:span></text:p>
            </text:list-item>
            <text:list-item>
              <text:p text:style-name="P72"><text:span text:style-name="T37">muteks</text:span></text:p>
            </text:list-item>
          </text:list>
        </text:list-item>
        <text:list-item>
          <text:p text:style-name="P72"><text:span text:style-name="T37">Dzięki zastosowaniu globalnej struktury danych mogliśmy sterować dostępem do zasobu dla kilku oddzielnych aktorów. Poprzez odpowiednie użycie zmiennych warunku mogliśmy sygnalizować wątkom działania na które mogą sobie pozwolić</text:span></text:p>
        </text:list-item>
        <text:list-item>
          <text:p text:style-name="P72"><text:span text:style-name="T37">Należało unikać zagłodzenia</text:span></text:p>
          <text:list>
            <text:list-item>
              <text:p text:style-name="P72"><text:span text:style-name="T37">Czytelnik sprawdzał czy nie czeka jakiś pisarz</text:span></text:p>
            </text:list-item>
            <text:list-item>
              <text:p text:style-name="P72"><text:span text:style-name="T37">Pisarz sprawdzał czy nie czeka jakiś czytelnik</text:span></text:p>
            </text:list-item>
          </text:list>
        </text:list-item>
        <text:list-item>
          <text:p text:style-name="P72"><text:span text:style-name="T37">Dostęp do zasobu odbywał się poprzez mechanizm zamków, który został zaimplementoway przy użyciu zmiennych warunku.</text:span></text:p>
        </text:list-item>
        <text:list-item>
          <text:p text:style-name="P72"><text:span text:style-name="T37">Sprawdzanie błedów pozwoliło zweryfikować implementację</text:span></text:p>
        </text:list-item>
        <text:list-item>
          <text:p text:style-name="P72"><text:span text:style-name="T37">Potencjalne zastosowania</text:span></text:p>
          <text:list>
            <text:list-item>
              <text:p text:style-name="P72"><text:span text:style-name="T37">Implementacja silnika bazy danych</text:span></text:p>
            </text:list-item>
            <text:list-item>
              <text:p text:style-name="P72"><text:span text:style-name="T37">Programy o pamięci wspóldzielonej</text:span></text:p>
            </text:list-item>
          </text:list>
        </text:list-item>
        <text:list-item>
          <text:p text:style-name="P72"><text:span text:style-name="T37">Rozwiazanie problemu czytelników i pisarzy pozwoliło na praktyczne analizowanie <text:s/>i zrozumienie problemu. Dzięki takiemu podejściu programista wydajniej będzie używał takich elementów jak zamki ze standardu POSIX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23:41:16.313340861</meta:creation-date>
    <dc:date>2021-12-17T19:51:22.260128136</dc:date>
    <meta:editing-duration>PT25M11S</meta:editing-duration>
    <meta:editing-cycles>5</meta:editing-cycles>
    <meta:generator>LibreOffice/7.1.7.2$Linux_X86_64 LibreOffice_project/10$Build-2</meta:generator>
    <meta:document-statistic meta:table-count="0" meta:image-count="0" meta:object-count="0" meta:page-count="6" meta:paragraph-count="168" meta:word-count="713" meta:character-count="6538" meta:non-whitespace-character-count="6032"/>
  </office:meta>
</office:document-meta>
</file>